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!<text:line-break/> * Documenter 2.0<text:line-break/> * http://rxa.li/documenter<text:line-break/> *<text:line-break/> * Copyright 2011, Xaver Birsak<text:line-break/> * http://revaxarts.com<text:line-break/> *<text:line-break/> */<text:line-break/>html,body,div,span,applet,object,iframe,h1,h2,h3,h4,h5,h6,p,blockquote,a,abbr,acronym,address,big,cite,code,del,dfn,em,font,img,ins,kbd,q,s,samp,small,strike,strong,sub,sup,tt,var,dl,dt,dd,ol,ul,li,fieldset,form,label,legend,table,caption,tbody,tfoot,thead,tr,th,td{<text:line-break/><text:tab/>margin:0;<text:line-break/><text:tab/>padding:0;<text:line-break/><text:tab/>border:0;<text:line-break/><text:tab/>outline:0;<text:line-break/><text:tab/>font-weight:inherit;<text:line-break/><text:tab/>font-style:inherit;<text:line-break/><text:tab/>font-size:100%;<text:line-break/><text:tab/>font-family:inherit;<text:line-break/><text:tab/>vertical-align:baseline;<text:line-break/>}<text:line-break/>html { <text:line-break/><text:tab/>font-size:101%;<text:line-break/><text:tab/>font-family:Arial,verdana,arial,sans-serif;<text:line-break/><text:tab/>font-size:12px;<text:line-break/><text:tab/>-webkit-text-size-adjust:none;<text:line-break/><text:tab/>color:#6F6F6F;<text:line-break/><text:tab/>background-color:#efefef;<text:line-break/>}<text:line-break/>body{<text:line-break/><text:tab/>min-height:100%;<text:line-break/><text:tab/>height:auto;<text:line-break/><text:tab/>width:100%;<text:line-break/>}<text:line-break/>footer, header, section {<text:line-break/><text:tab/>display:block;<text:line-break/>}<text:line-break/>a{ color:#6F6F6F; text-decoration:none; cursor:pointer; }<text:line-break/>a:hover { text-decoration:underline }<text:line-break/>p, ul, ol{<text:line-break/><text:tab/>margin:18px 0;<text:line-break/><text:tab/>line-height:1.5em;<text:line-break/>}<text:line-break/>li{<text:line-break/><text:tab/>list-style:none;<text:line-break/>}<text:line-break/>li.placeholder{<text:line-break/><text:tab/>height:70px;<text:line-break/><text:tab/>width:100%;<text:line-break/><text:tab/>font-size:16px;<text:line-break/>}<text:line-break/>hr { <text:line-break/><text:tab/>display:block;<text:line-break/><text:tab/>height:0px;<text:line-break/><text:tab/>line-height:0px;<text:line-break/><text:tab/>border:0;<text:line-break/><text:tab/>border-top:1px solid #ddd;<text:line-break/><text:tab/>border-bottom:1px solid #aaa;<text:line-break/><text:soft-page-break/><text:tab/>margin:16px 0;<text:line-break/><text:tab/>padding:0;<text:line-break/><text:tab/>clear:both;<text:line-break/><text:tab/>float:none;<text:line-break/>}<text:line-break/>hr.notop{<text:line-break/><text:tab/>margin-top:0;<text:line-break/>}<text:line-break/>strong{<text:line-break/><text:tab/>font-weight:700;<text:line-break/>}<text:line-break/>#documenter_buttons{<text:line-break/><text:tab/>position:absolute;<text:line-break/><text:tab/>right:10px;<text:line-break/><text:tab/>margin-top:-30px;<text:line-break/>}<text:line-break/>.btn{<text:line-break/><text:tab/>cursor:pointer;<text:line-break/><text:tab/>width:auto;<text:line-break/><text:tab/>padding:7px 7px 8px;<text:line-break/><text:tab/>border-radius:3px;<text:line-break/><text:tab/>border:1px solid #ccc;<text:line-break/>}<text:line-break/>.btn:hover{<text:line-break/><text:tab/>border:1px solid #B1B4B0;<text:line-break/><text:tab/>box-shadow:0px 2px 2px rgba(0,0,0,0.1);<text:line-break/><text:tab/>-moz-box-shadow:0px 2px 2px rgba(0,0,0,0.1);<text:line-break/><text:tab/>-webkit-box-shadow:0px 2px 2px rgba(0,0,0,0.1);<text:line-break/><text:tab/>text-decoration:none;<text:line-break/>}<text:line-break/>.btn:active{<text:line-break/><text:tab/>border:1px solid #B1B4B0;<text:line-break/><text:tab/>box-shadow:inset 0px 2px 2px rgba(0,0,0,0.1);<text:line-break/><text:tab/>-moz-box-shadow:inset 0px 2px 2px rgba(0,0,0,0.1);<text:line-break/><text:tab/>-webkit-box-shadow:inset 0px 2px 2px rgba(0,0,0,0.1);<text:line-break/><text:tab/>background-color:#eee;<text:line-break/>}<text:line-break/><text:line-break/>#documenter_content{<text:line-break/><text:tab/>position:absolute;<text:line-break/><text:tab/>right:18px;<text:line-break/><text:tab/>left:218px;<text:line-break/><text:tab/>padding-left:10px;<text:line-break/><text:tab/>padding-bottom:800px;<text:line-break/><text:tab/>min-height:100%;<text:line-break/><text:tab/>height:auto;<text:line-break/><text:tab/>z-index:1;<text:line-break/>}<text:line-break/>#documenter_sidebar{<text:line-break/><text:tab/>-moz-box-shadow:0 0 6px rgba(3,3,3,0.6);<text:line-break/><text:tab/>-webkit-box-shadow:0 0 6px rgba(3,3,3,0.6);<text:line-break/><text:tab/>box-shadow:0 0 6px rgba(3,3,3,0.6);<text:line-break/><text:tab/>position:fixed;<text:line-break/><text:tab/>left:0;<text:line-break/><text:tab/>width:200px;<text:line-break/><text:tab/>height:100%;<text:line-break/><text:tab/>min-height:100%;<text:line-break/><text:tab/>z-index:100;<text:line-break/>}<text:line-break/><text:soft-page-break/>#documenter_sidebar a{<text:line-break/><text:tab/>position:relative;<text:line-break/><text:tab/>z-index:100;<text:line-break/>}<text:line-break/>img{<text:line-break/><text:tab/>border:0;<text:line-break/>}<text:line-break/>#documenter_copyright{<text:line-break/><text:tab/>position:absolute;<text:line-break/><text:tab/>bottom:10px;<text:line-break/><text:tab/>font-size:10px;<text:line-break/><text:tab/>right:15px;<text:line-break/><text:tab/>width:200px;<text:line-break/><text:tab/>text-align:right;<text:line-break/><text:tab/>z-index:1<text:line-break/>}<text:line-break/>noscript{<text:line-break/><text:tab/>display:block;<text:line-break/><text:tab/>position:absolute;<text:line-break/><text:tab/>top:238px;<text:line-break/><text:tab/>margin:0 auto;<text:line-break/><text:tab/>width:800px;<text:line-break/><text:tab/>bottom:0;<text:line-break/><text:tab/>z-index:20;<text:line-break/>}<text:line-break/>noscript p{<text:line-break/><text:tab/>width:800px;<text:line-break/><text:tab/>font-size:20px;<text:line-break/><text:tab/>padding-top:20px;<text:line-break/><text:tab/>margin:0 auto;<text:line-break/><text:tab/>color:#4D4D4D;<text:line-break/>}<text:line-break/>.small{<text:line-break/><text:tab/>font-size:10px;<text:line-break/><text:tab/>letter-spacing:0;<text:line-break/>}<text:line-break/><text:line-break/>/*----------------------------------------------------------------------*/<text:line-break/>/* Sidebar<text:line-break/>/*----------------------------------------------------------------------*/<text:line-break/><text:line-break/>#documenter_sidebar #documenter_logo{<text:line-break/><text:tab/>display:block;<text:line-break/><text:tab/>height:20%;<text:line-break/><text:tab/>max-height:200px;<text:line-break/><text:tab/>min-height:70px;<text:line-break/><text:tab/>width:200px;<text:line-break/><text:tab/>background-position:center center;<text:line-break/><text:tab/>background-repeat:no-repeat;<text:line-break/>}<text:line-break/>#documenter_sidebar ul{<text:line-break/><text:tab/>font-size:12px;<text:line-break/><text:tab/>font-weight:700;<text:line-break/><text:tab/>min-height:150px;<text:line-break/><text:tab/>height:75%;<text:line-break/><text:tab/>overflow:auto;<text:line-break/>}<text:line-break/><text:line-break/>#documenter_sidebar ul li{<text:line-break/><text:soft-page-break/><text:tab/>text-align:right;<text:line-break/><text:tab/>padding:0;<text:line-break/>}<text:line-break/>#documenter_sidebar ul a{<text:line-break/><text:tab/>display:block;<text:line-break/><text:tab/>border-top:1px solid #ddd;<text:line-break/><text:tab/>border-bottom:1px solid #aaa;<text:line-break/><text:tab/>padding:6px 15px 7px 0;<text:line-break/><text:tab/>text-align:right;<text:line-break/>}<text:line-break/>#documenter_sidebar ul a:hover,#documenter_sidebar ul a.current{<text:line-break/><text:tab/>-webkit-text-shadow:none;<text:line-break/><text:tab/>-moz-text-shadow:none;<text:line-break/><text:tab/>text-shadow:none;<text:line-break/><text:tab/>text-decoration:none;<text:line-break/>}<text:line-break/>#documenter_sidebar ul li ul{<text:line-break/><text:tab/>border-top:0;<text:line-break/><text:tab/>font-size:10px;<text:line-break/><text:tab/>min-height:10px;<text:line-break/><text:tab/>height:auto;<text:line-break/><text:tab/>overflow:auto;<text:line-break/><text:tab/>margin:0;<text:line-break/><text:tab/>display:none;<text:line-break/>}<text:line-break/>#documenter_sidebar ul li ul li a{<text:line-break/><text:tab/>display:block;<text:line-break/><text:tab/>padding:4px 15px 5px 0;<text:line-break/><text:tab/>text-align:right;<text:line-break/>}<text:line-break/><text:line-break/>/*----------------------------------------------------------------------*/<text:line-break/>/* Content<text:line-break/>/*----------------------------------------------------------------------*/<text:line-break/><text:line-break/>#documenter_cover{<text:line-break/><text:tab/>position:relative;<text:line-break/><text:tab/>height:800px;<text:line-break/><text:tab/>padding-top:200px !important;<text:line-break/>}<text:line-break/>#documenter_cover li{<text:line-break/><text:tab/>list-style:none !important;<text:line-break/><text:tab/>margin-left:0 !important;<text:line-break/>}<text:line-break/>#documenter_cover p{<text:line-break/><text:tab/>width:500px;<text:line-break/>}<text:line-break/>#documenter_content section{<text:line-break/><text:tab/>padding-top:70px;<text:line-break/>}<text:line-break/>#documenter_content h1{<text:line-break/><text:tab/>font-size:30px;<text:line-break/><text:tab/>font-weight:700;<text:line-break/>}<text:line-break/>#documenter_content h2{<text:line-break/><text:tab/>font-size:20px;<text:line-break/><text:tab/>margin-bottom:18px;<text:line-break/><text:tab/>font-weight:100;<text:line-break/>}<text:line-break/><text:soft-page-break/>#documenter_content h3{<text:line-break/><text:tab/>font-size:26px;<text:line-break/><text:tab/>margin:18px 0 0;<text:line-break/><text:tab/>font-weight:100;<text:line-break/>}<text:line-break/>#documenter_content h4{<text:line-break/><text:tab/>font-size:20px;<text:line-break/><text:tab/>margin:18px 0;<text:line-break/><text:tab/>font-weight:100;<text:line-break/>}<text:line-break/>#documenter_content h5{<text:line-break/><text:tab/>font-size:16px;<text:line-break/><text:tab/>margin:18px 0;<text:line-break/><text:tab/>font-weight:100;<text:line-break/>}<text:line-break/>#documenter_content h6{<text:line-break/><text:tab/>font-size:14px;<text:line-break/><text:tab/>margin:18px 0;<text:line-break/><text:tab/>font-weight:100;<text:line-break/>}<text:line-break/>#documenter_content p{<text:line-break/><text:tab/>margin:18px 0;<text:line-break/>}<text:line-break/>#documenter_content ol li{<text:line-break/><text:tab/>list-style:decimal;<text:line-break/><text:tab/>margin-left:36px;<text:line-break/>}<text:line-break/>#documenter_content ul li{<text:line-break/><text:tab/>list-style:square;<text:line-break/><text:tab/>margin-left:36px;<text:line-break/>}<text:line-break/>#documenter_content dl{<text:line-break/>}<text:line-break/>#documenter_content dl dt{<text:line-break/><text:tab/>padding-top:12px;<text:line-break/><text:tab/>font-weight:700;<text:line-break/><text:tab/>font-size:14px;<text:line-break/>}<text:line-break/>#documenter_content dl dd{<text:line-break/><text:tab/>padding-top:3px;<text:line-break/><text:tab/>margin-left:18px;<text:line-break/>}<text:line-break/>#documenter_content table{<text:line-break/><text:tab/>border-collapse:collapse;<text:line-break/>}<text:line-break/>#documenter_content table th{<text:line-break/><text:tab/>font-weight:700;<text:line-break/>}<text:line-break/>#documenter_content table th, #documenter_content table td{<text:line-break/><text:tab/>padding:3px;<text:line-break/><text:tab/>text-align:left;<text:line-break/>}<text:line-break/>#documenter_content code{<text:line-break/><text:tab/>font-family:"Courier New", Courier, monospace;<text:line-break/><text:tab/>font-size:12px;<text:line-break/>}<text:line-break/>#documenter_content .warning{<text:line-break/><text:tab/>padding:10px 10px 10px 30px;<text:line-break/><text:tab/>border:1px solid #D5D458;<text:line-break/><text:soft-page-break/><text:tab/>background-color:#F0FEB1;<text:line-break/><text:tab/>background-image:url(img/warning.png);<text:line-break/><text:tab/>background-repeat:no-repeat;<text:line-break/><text:tab/>background-position: 8px 11px;<text:line-break/>}<text:line-break/>#documenter_content .info{<text:line-break/><text:tab/>padding:10px 10px 10px 30px;<text:line-break/><text:tab/>border:1px solid #6AB3FF;<text:line-break/><text:tab/>background-color:#A3D0FF;<text:line-break/><text:tab/>background-image:url(img/info.png);<text:line-break/><text:tab/>background-repeat:no-repeat;<text:line-break/><text:tab/>background-position: 8px 11px;<text:line-break/>}<text:line-break/>#documenter_content div.alert {<text:line-break/> <text:s/>padding: 8px 35px 8px 14px;<text:line-break/> <text:s/>text-shadow: 0 1px 0 rgba(255, 255, 255, 0.5);<text:line-break/> <text:s/>background-color: #fcf8e3;<text:line-break/> <text:s/>border: 1px solid #fbeed5;<text:line-break/> <text:s/>-webkit-border-radius: 4px;<text:line-break/> <text:s/>-moz-border-radius: 4px;<text:line-break/> <text:s/>border-radius: 4px;<text:line-break/>}<text:line-break/>#documenter_content div.alert-success,#documenter_content <text:s/>div.alert-success div.alert-heading {<text:line-break/> <text:s/>color: #468847;<text:line-break/>}<text:line-break/>#documenter_content div.alert-danger,#documenter_content <text:s/>div.alert-error {<text:line-break/> <text:s/>background-color: #f2dede;<text:line-break/> <text:s/>border-color: #eed3d7;<text:line-break/>}<text:line-break/>#documenter_content div.alert-danger,<text:line-break/>#documenter_content div.alert-error,<text:line-break/>#documenter_content div.alert-danger div.alert-heading,<text:line-break/>#documenter_content div.alert-error div.alert-heading {<text:line-break/> <text:s/>color: #b94a48;<text:line-break/>}<text:line-break/>#documenter_content div.alert-info {<text:line-break/> <text:s/>background-color: #d9edf7;<text:line-break/> <text:s/>border-color: #bce8f1;<text:line-break/>}<text:line-break/>#documenter_content div.alert-info,#documenter_content <text:s/>div.alert-info div.alert-heading {<text:line-break/> <text:s/>color: #3a87ad;<text:line-break/>}<text:line-break/>#documenter_content div.alert-block {<text:line-break/> <text:s/>padding-top: 14px;<text:line-break/> <text:s/>padding-bottom: 14px;<text:line-break/>}<text:line-break/>#documenter_content div.alert-block &gt; p,#documenter_content <text:s/>div.alert-block &gt; ul {<text:line-break/> <text:s/>margin-bottom: 0;<text:line-break/>}<text:line-break/>#documenter_content div.alert-block p + p {<text:line-break/> <text:s/>margin-top: 5px;<text:line-break/>}<text:line-break/><text:line-break/><text:line-break/><text:line-break/><text:line-break/><text:line-break/><text:soft-page-break/>/*----------------------------------------------------------------------*/<text:line-break/>/* Print Styles<text:line-break/>/*----------------------------------------------------------------------*/<text:line-break/><text:line-break/>@media print {<text:line-break/><text:tab/> * { background: transparent !important; color: black !important; text-shadow: none !important; filter:none !important;<text:line-break/><text:tab/>-ms-filter: none !important; } /* Black prints faster: sanbeiji.com/archives/953 */<text:line-break/><text:tab/>a, a:visited { color: #444 !important; text-decoration: underline; }<text:line-break/><text:tab/>a[href]:after { content: " (" attr(href) ")"; }<text:line-break/><text:tab/>abbr[title]:after { content: " (" attr(title) ")"; }<text:line-break/><text:tab/>.ir a:after, a[href^="javascript:"]:after, a[href^="#"]:after { content: ""; } <text:s/>/* Don't show links for images, or javascript/internal links */<text:line-break/><text:tab/>pre, blockquote { border: 1px solid #999; page-break-inside: avoid; }<text:line-break/><text:tab/>thead { display: table-header-group; } /* css-discuss.incutio.com/wiki/Printing_Tables */<text:line-break/><text:tab/>tr, img { page-break-inside: avoid; }<text:line-break/><text:tab/>@page { margin: 0.5cm; }<text:line-break/><text:tab/>p, h2, h3 { orphans: 3; widows: 3; }<text:line-break/><text:tab/>h2, h3{ page-break-after: avoid; }<text:line-break/><text:tab/>hr { border-top:1px solid #000 !important;border-bottom:0 !important; }<text:line-break/><text:tab/><text:line-break/><text:tab/>#documenter_sidebar{<text:line-break/><text:tab/><text:tab/>-moz-box-shadow:none;<text:line-break/><text:tab/><text:tab/>-webkit-box-shadow:none;<text:line-break/><text:tab/><text:tab/>box-shadow:none;<text:line-break/><text:tab/><text:tab/>position:absolute;<text:line-break/><text:tab/><text:tab/>left:10px;<text:line-break/><text:tab/><text:tab/>top:0;<text:line-break/><text:tab/><text:tab/>width:100%;<text:line-break/><text:tab/><text:tab/>margin-top:500px;<text:line-break/><text:tab/>}<text:line-break/><text:tab/>#documenter_sidebar ul:before { content: "Table of Contents"; }<text:line-break/><text:tab/><text:line-break/><text:tab/>#documenter_sidebar ul{<text:line-break/><text:tab/><text:tab/>border:0 !important;<text:line-break/><text:tab/>}<text:line-break/><text:tab/>#documenter_sidebar ul li{<text:line-break/><text:tab/><text:tab/>border:0 !important;<text:line-break/><text:tab/><text:tab/>text-align:left;<text:line-break/><text:tab/>}<text:line-break/><text:tab/>#documenter_sidebar ul li a{<text:line-break/><text:tab/><text:tab/>border:0 !important;<text:line-break/><text:tab/><text:tab/>text-align:left;<text:line-break/><text:tab/><text:tab/>padding:4px;<text:line-break/><text:tab/>}<text:line-break/><text:tab/>#documenter_sidebar ul li a:hover{<text:line-break/><text:tab/><text:tab/>border:0 !important;<text:line-break/><text:tab/>}<text:line-break/><text:tab/>#documenter_sidebar #documenter_logo{<text:line-break/><text:tab/><text:tab/>display:none;<text:line-break/><text:tab/>}<text:line-break/><text:tab/>#documenter_sidebar #documenter_copyright{<text:line-break/><text:tab/><text:tab/>display:none;<text:line-break/><text:tab/>}<text:line-break/><text:tab/>#documenter_content{<text:line-break/><text:tab/><text:tab/>left:10px;<text:line-break/><text:tab/>}<text:line-break/><text:soft-page-break/><text:tab/>#documenter_cover{<text:line-break/><text:tab/><text:tab/>margin-bottom:300px;<text:line-break/><text:tab/>}<text:line-break/><text:tab/>#documenter_content .warning{<text:line-break/><text:tab/><text:tab/>background-image:url(img/warning.png) !important;<text:line-break/><text:tab/><text:tab/>background-repeat:no-repeat !important;<text:line-break/><text:tab/><text:tab/>background-position: 8px 11px !important;<text:line-break/><text:tab/>}<text:line-break/><text:tab/>#documenter_content .info{<text:line-break/><text:tab/><text:tab/>background-image:url(img/info.png) !important;<text:line-break/><text:tab/><text:tab/>background-repeat:no-repeat !important;<text:line-break/><text:tab/><text:tab/>background-position: 8px 11px !important;<text:line-break/><text:tab/>}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" meta:word-count="774" meta:character-count="9039" meta:non-whitespace-character-count="7938"/>
    <meta:generator>Trio_Office/6.2.8.2$Windows_x86 LibreOffice_project/</meta:generator>
  </office:meta>
</office:document-meta>
</file>